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6f605" officeooo:paragraph-rsid="0016f605"/>
    </style:style>
    <style:style style:name="P2" style:family="paragraph" style:parent-style-name="Standard">
      <style:paragraph-properties fo:text-align="center" style:justify-single-word="false"/>
      <style:text-properties officeooo:rsid="0016f605" officeooo:paragraph-rsid="0016f605"/>
    </style:style>
    <style:style style:name="P3" style:family="paragraph" style:parent-style-name="Standard">
      <style:text-properties officeooo:rsid="0017f298" officeooo:paragraph-rsid="0017f298"/>
    </style:style>
    <style:style style:name="P4" style:family="paragraph" style:parent-style-name="Standard">
      <style:text-properties officeooo:rsid="0017f298" officeooo:paragraph-rsid="0018724d"/>
    </style:style>
    <style:style style:name="P5" style:family="paragraph" style:parent-style-name="Standard">
      <style:text-properties officeooo:rsid="0018724d" officeooo:paragraph-rsid="0018724d"/>
    </style:style>
    <style:style style:name="P6" style:family="paragraph" style:parent-style-name="Standard">
      <style:text-properties officeooo:rsid="0018724d" officeooo:paragraph-rsid="0019ada9"/>
    </style:style>
    <style:style style:name="P7" style:family="paragraph" style:parent-style-name="Standard">
      <style:text-properties officeooo:rsid="0019ada9" officeooo:paragraph-rsid="0019ada9"/>
    </style:style>
    <style:style style:name="P8" style:family="paragraph" style:parent-style-name="Standard">
      <style:text-properties fo:font-size="10pt" officeooo:rsid="0018724d" officeooo:paragraph-rsid="0019ada9" style:font-size-asian="10pt" style:font-size-complex="10pt"/>
    </style:style>
    <style:style style:name="P9" style:family="paragraph" style:parent-style-name="Standard">
      <style:text-properties fo:font-style="italic" officeooo:rsid="001ad35f" officeooo:paragraph-rsid="001ad35f" style:font-style-asian="italic" style:font-style-complex="italic"/>
    </style:style>
    <style:style style:name="P10" style:family="paragraph" style:parent-style-name="Standard">
      <style:text-properties fo:font-size="8pt" officeooo:rsid="0016f605" officeooo:paragraph-rsid="0016f605" style:font-size-asian="7pt" style:font-size-complex="8pt"/>
    </style:style>
    <style:style style:name="T1" style:family="text">
      <style:text-properties officeooo:rsid="0017f298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6600" loext:char-shading-value="0"/>
    </style:style>
    <style:style style:name="T4" style:family="text">
      <style:text-properties fo:background-color="#ff6600" loext:char-shading-value="0"/>
    </style:style>
    <style:style style:name="T5" style:family="text">
      <style:text-properties fo:background-color="#6666ff" loext:char-shading-value="0"/>
    </style:style>
    <style:style style:name="T6" style:family="text">
      <style:text-properties fo:background-color="#ffff99" loext:char-shading-value="0"/>
    </style:style>
    <style:style style:name="T7" style:family="text">
      <style:text-properties officeooo:rsid="0018724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9ada9"/>
    </style:style>
    <style:style style:name="T10" style:family="text">
      <style:text-properties fo:font-size="10pt" officeooo:rsid="0019ada9" style:font-size-asian="10pt" style:font-size-complex="10pt"/>
    </style:style>
    <style:style style:name="T11" style:family="text">
      <style:text-properties fo:font-size="10pt" officeooo:rsid="0019ada9" fo:background-color="#ffff99" loext:char-shading-value="0" style:font-size-asian="10pt" style:font-size-complex="10pt"/>
    </style:style>
    <style:style style:name="T12" style:family="text">
      <style:text-properties fo:font-size="10pt" officeooo:rsid="0019ada9" fo:background-color="#ff6600" loext:char-shading-value="0" style:font-size-asian="10pt" style:font-size-complex="10pt"/>
    </style:style>
    <style:style style:name="T13" style:family="text">
      <style:text-properties fo:font-size="10pt" officeooo:rsid="0019ada9" fo:background-color="#ff6600" loext:char-shading-value="0" style:font-size-asian="10pt" style:font-size-complex="10pt"/>
    </style:style>
    <style:style style:name="T14" style:family="text">
      <style:text-properties fo:color="#999999" officeooo:rsid="0019ada9"/>
    </style:style>
    <style:style style:name="T15" style:family="text">
      <style:text-properties officeooo:rsid="001ad35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ermutative Abacaba Vector</text:p>
      <text:p text:style-name="P2">by Sven Nilsen, 2018</text:p>
      <text:p text:style-name="P10"/>
      <text:p text:style-name="P9">In this paper I represent an “abacaba vector”, a new number sequence for counting permutations.</text:p>
      <text:p text:style-name="P10"/>
      <text:p text:style-name="P1">When counting with binary numbers, taking the `neq` operation with previous number yields an “abaca” pattern, which occurs in many places in mathematics. A similar pattern occurs when counting with permutations:</text:p>
      <text:p text:style-name="P1"/>
      <text:p text:style-name="P1"><text:tab/><text:span text:style-name="T8">Binary<text:tab/><text:tab/>`neq`<text:tab/><text:tab/>Abacaba<text:tab/><text:tab/>Permutation<text:tab/>`neq`<text:tab/><text:tab/>Abacaba</text:span></text:p>
      <text:p text:style-name="P1"><text:tab/>0000<text:tab/><text:tab/>-<text:tab/><text:tab/>-<text:tab/><text:tab/><text:tab/>4321<text:tab/><text:tab/>-<text:tab/><text:tab/>-</text:p>
      <text:p text:style-name="P1"><text:tab/>0001<text:tab/><text:tab/>0001<text:tab/><text:tab/>a<text:tab/><text:tab/><text:tab/>4312<text:tab/><text:tab/>0011<text:tab/><text:tab/><text:span text:style-name="T1">a</text:span></text:p>
      <text:p text:style-name="P1"><text:tab/>0010<text:tab/><text:tab/>0011<text:tab/><text:tab/>b<text:tab/><text:tab/><text:tab/>4231<text:tab/><text:tab/>0<text:span text:style-name="T1">111<text:tab/><text:tab/>b</text:span></text:p>
      <text:p text:style-name="P1"><text:tab/>0011<text:tab/><text:tab/>0001<text:tab/><text:tab/>a<text:tab/><text:tab/><text:tab/>4213<text:tab/><text:tab/><text:span text:style-name="T1">0011<text:tab/><text:tab/>a</text:span></text:p>
      <text:p text:style-name="P1"><text:tab/>0100<text:tab/><text:tab/>0111<text:tab/><text:tab/>c<text:tab/><text:tab/><text:tab/>4132<text:tab/><text:tab/><text:span text:style-name="T1">0111<text:tab/><text:tab/>b</text:span></text:p>
      <text:p text:style-name="P1"><text:tab/>0101<text:tab/><text:tab/>0001<text:tab/><text:tab/>a<text:tab/><text:tab/><text:tab/>4123<text:tab/><text:tab/><text:span text:style-name="T1">0011<text:tab/><text:tab/>a</text:span></text:p>
      <text:p text:style-name="P1"><text:tab/>0110<text:tab/><text:tab/>0011<text:tab/><text:tab/>b<text:tab/><text:tab/><text:tab/>3421<text:tab/><text:tab/><text:span text:style-name="T1">1101<text:tab/><text:tab/>c</text:span></text:p>
      <text:p text:style-name="P1"><text:tab/>0111<text:tab/><text:tab/>0001<text:tab/><text:tab/>a<text:tab/><text:tab/><text:tab/>3412<text:tab/><text:tab/><text:span text:style-name="T1">0011<text:tab/><text:tab/>a</text:span></text:p>
      <text:p text:style-name="P1"/>
      <text:p text:style-name="P3">If you are unfamiliar with counting with permutations, it happens by a kind of sorting and “factoring” when an order is achieved. For example, `4123` is followed by `3421` because you pick the largest number in the ascending order `123` that is smaller than `4`, which is `3`, then you start with descending order `421` and perform a new sort. You have to swap elements <text:span text:style-name="T9">using nested sorting</text:span>.</text:p>
      <text:p text:style-name="P3"/>
      <text:p text:style-name="P3">By keeping counting and looking at the `neq` pattern, you get the following for binary:</text:p>
      <text:p text:style-name="P3"/>
      <text:p text:style-name="P3"><text:tab/>aba<text:span text:style-name="T2">c</text:span>aba<text:span text:style-name="T4">d</text:span>aba<text:span text:style-name="T2">c</text:span>aba<text:span text:style-name="T5">e</text:span>aba<text:span text:style-name="T2">c</text:span>aba<text:span text:style-name="T4">d</text:span>aba<text:span text:style-name="T2">c</text:span>aba… <text:s/></text:p>
      <text:p text:style-name="P3"/>
      <text:p text:style-name="P3">This patterns can be represented by what I call an “abacaba <text:span text:style-name="T15">vector</text:span>”:</text:p>
      <text:p text:style-name="P3"/>
      <text:p text:style-name="P3"><text:tab/>[1, 1, 1, 1, 1, 1, 1, 1, 1, 1, 1, 1, 1, 1, 1, 1, …]<text:tab/><text:tab/>Binary numbers</text:p>
      <text:p text:style-name="P3"/>
      <text:p text:style-name="P3"><text:tab/>[<text:span text:style-name="T4">1</text:span>, <text:span text:style-name="T6">2, 1</text:span>, <text:span text:style-name="T4">1</text:span>, <text:span text:style-name="T6">4, 2</text:span>, <text:span text:style-name="T4">1</text:span>, <text:span text:style-name="T6">6, 3</text:span>, <text:span text:style-name="T4">1</text:span>, <text:span text:style-name="T6">8, 4</text:span>, <text:span text:style-name="T4">1</text:span>, <text:span text:style-name="T6">10, 5</text:span>, 1, …]<text:tab/>Permutations <text:span text:style-name="T9">(conjecture)</text:span></text:p>
      <text:p text:style-name="P6"/>
      <text:p text:style-name="P7">To construct the pattern from this vector, one constructs an L-system (with a special `aa → a` rule):</text:p>
      <text:p text:style-name="P6"/>
      <text:p text:style-name="P6"><text:span text:style-name="T14">0</text:span><text:span text:style-name="T9"><text:tab/><text:tab/></text:span><text:span text:style-name="T13">1</text:span><text:span text:style-name="T10"><text:tab/><text:tab/></text:span><text:span text:style-name="T11">2<text:tab/><text:tab/>1</text:span><text:span text:style-name="T10"><text:tab/><text:tab/></text:span><text:span text:style-name="T13">1</text:span><text:span text:style-name="T10"><text:tab/><text:tab/></text:span><text:span text:style-name="T11">4<text:tab/><text:tab/>2</text:span></text:p>
      <text:p text:style-name="P8"><text:span text:style-name="T14">aa → a</text:span><text:tab/><text:tab/><text:span text:style-name="T9">b</text:span> → aba<text:tab/><text:tab/>c → bbcbb<text:tab/>d → cdc<text:tab/><text:tab/><text:span text:style-name="T9">e → ded<text:tab/><text:tab/>f → eeeefeeee<text:tab/>g → ffgff</text:span></text:p>
      <text:p text:style-name="P6"/>
      <text:p text:style-name="P5"><text:span text:style-name="T15">A</text:span> search in OEIS (The On-Line Encyclopedia of Integer Sequence) could not find <text:span text:style-name="T15">the sequence</text:span>.<text:line-break/>As far as I know, this number sequence is a new discovery.</text:p>
      <text:p text:style-name="P3"/>
      <text:p text:style-name="P5">In Dyon, the source for this vector (or number sequence) is:</text:p>
      <text:p text:style-name="P3"/>
      <text:p text:style-name="P4"><text:tab/><text:span text:style-name="T7">perm(n: f64) = if (n % 3) == 0 {1}</text:span></text:p>
      <text:p text:style-name="P5"><text:s text:c="4"/><text:tab/><text:tab/><text:tab/> else if (n % 3) == 1 {2*(floor(n/3)+1)}</text:p>
      <text:p text:style-name="P5"><text:s text:c="4"/><text:tab/><text:tab/><text:tab/> else if (n % 3) == 2 {floor(n/3)+1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2T16:35:25.055043000</meta:creation-date>
    <dc:date>2018-11-22T17:29:40.546635000</dc:date>
    <meta:editing-duration>PT1M23S</meta:editing-duration>
    <meta:editing-cycles>1</meta:editing-cycles>
    <meta:document-statistic meta:table-count="0" meta:image-count="0" meta:object-count="0" meta:page-count="1" meta:paragraph-count="27" meta:word-count="351" meta:character-count="1889" meta:non-whitespace-character-count="1471"/>
    <meta:generator>LibreOffice/5.1.2.2$MacOSX_X86_64 LibreOffice_project/d3bf12ecb743fc0d20e0be0c58ca359301eb705f</meta:generator>
  </office:meta>
</office:document-meta>
</file>